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lement.ListElement( Position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lement.setPosition( Position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lement.isG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lement.isUnresolve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lement.isForcedBr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lement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lement.getLayout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Element.isPenal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lement.is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